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D0000026F2B5DF3A87A270CBD.jpg" manifest:media-type="image/jpeg"/>
  <manifest:file-entry manifest:full-path="Pictures/10000000000001460000013864A2AFF856E27875.png" manifest:media-type="image/png"/>
  <manifest:file-entry manifest:full-path="Pictures/10000000000000E1000000E1E729FDAA8F2E7E6D.jpg" manifest:media-type="image/jpeg"/>
  <manifest:file-entry manifest:full-path="Pictures/10000000000002000000029C64C0014B33040A69.png" manifest:media-type="image/png"/>
  <manifest:file-entry manifest:full-path="Pictures/1000000000000400000005388B2351822391F8B6.jpg" manifest:media-type="image/jpeg"/>
  <manifest:file-entry manifest:full-path="Pictures/10000000000002000000029C4B391D0050E53531.png" manifest:media-type="image/png"/>
  <manifest:file-entry manifest:full-path="Pictures/100000000000028000000168B742211FE2893223.png" manifest:media-type="image/png"/>
  <manifest:file-entry manifest:full-path="Pictures/100000000000028000000168F507DF1757074F47.png" manifest:media-type="image/png"/>
  <manifest:file-entry manifest:full-path="Pictures/1000000000000070000000705A8D9EBF08C3F56D.png" manifest:media-type="image/png"/>
  <manifest:file-entry manifest:full-path="Pictures/1000000000000146000001387845E2E890161C9F.png" manifest:media-type="image/png"/>
  <manifest:file-entry manifest:full-path="Pictures/1000000000000070000000707BD3B933E4C0FFF0.png" manifest:media-type="image/png"/>
  <manifest:file-entry manifest:full-path="Pictures/100000000000014600000138989AEF9CDCF30FBE.png" manifest:media-type="image/png"/>
  <manifest:file-entry manifest:full-path="Pictures/1000000000000500000002D066E02A0EB28D591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286cm, 0cm, 3.468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652cm, 0cm, 4.118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22cm, 10.516cm, 1.336cm, 8.603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93cm" svg:height="9.522cm" svg:x="5.515cm" svg:y="5.791cm">
          <draw:image xlink:href="Pictures/100000000000028000000168B742211FE28932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3.543cm" svg:height="17.67cm" svg:x="6.777cm" svg:y="1.38cm">
          <draw:image xlink:href="Pictures/10000000000002000000029C4B391D0050E535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.961cm" svg:height="2.961cm" svg:x="12.025cm" svg:y="9.144cm">
          <draw:image xlink:href="Pictures/1000000000000070000000705A8D9EBF08C3F5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8.623cm" svg:height="8.252cm" svg:x="9.411cm" svg:y="7.588cm">
          <draw:image xlink:href="Pictures/100000000000014600000138989AEF9CDCF30F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4" draw:layer="layout" svg:width="2.437cm" svg:height="2.139cm" svg:x="12.295cm" svg:y="9.144cm">
          <draw:text-box>
            <text:p text:style-name="P3">Circle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7.709cm" svg:height="6.569cm" svg:x="19.766cm" svg:y="6.893cm">
          <draw:image xlink:href="Pictures/100000000000028000000168B742211FE2893223.png" xlink:type="simple" xlink:show="embed" xlink:actuate="onLoad">
            <text:p/>
          </draw:image>
        </draw:frame>
        <draw:frame draw:style-name="gr5" draw:text-style-name="P1" draw:layer="layout" svg:width="7.366cm" svg:height="6.904cm" svg:x="11.13cm" svg:y="6.558cm">
          <draw:image xlink:href="Pictures/100000000000028000000168F507DF1757074F47.png" xlink:type="simple" xlink:show="embed" xlink:actuate="onLoad">
            <text:p/>
          </draw:image>
        </draw:frame>
        <draw:frame draw:style-name="gr6" draw:text-style-name="P1" draw:layer="layout" svg:width="5.645cm" svg:height="6.35cm" svg:x="2.258cm" svg:y="6.658cm">
          <draw:image xlink:href="Pictures/1000000000000500000002D066E02A0EB28D591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8.566cm" svg:height="11.176cm" svg:x="18.928cm" svg:y="4.218cm">
          <draw:image xlink:href="Pictures/10000000000002000000029C4B391D0050E53531.png" xlink:type="simple" xlink:show="embed" xlink:actuate="onLoad">
            <text:p/>
          </draw:image>
        </draw:frame>
        <draw:frame draw:style-name="gr1" draw:text-style-name="P1" draw:layer="layout" svg:width="8.382cm" svg:height="10.936cm" svg:x="1.016cm" svg:y="4.318cm">
          <draw:image xlink:href="Pictures/1000000000000400000005388B2351822391F8B6.jpg" xlink:type="simple" xlink:show="embed" xlink:actuate="onLoad">
            <text:p/>
          </draw:image>
        </draw:frame>
        <draw:frame draw:style-name="gr1" draw:text-style-name="P1" draw:layer="layout" svg:width="8.382cm" svg:height="10.937cm" svg:x="10.668cm" svg:y="4.318cm">
          <draw:image xlink:href="Pictures/10000000000002000000029C64C0014B33040A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.961cm" svg:height="2.961cm" svg:x="20.428cm" svg:y="9.144cm">
          <draw:image xlink:href="Pictures/1000000000000070000000705A8D9EBF08C3F56D.png" xlink:type="simple" xlink:show="embed" xlink:actuate="onLoad">
            <text:p/>
          </draw:image>
        </draw:frame>
        <draw:frame draw:style-name="gr1" draw:text-style-name="P1" draw:layer="layout" svg:width="3.142cm" svg:height="3.142cm" svg:x="4.454cm" svg:y="9.044cm">
          <draw:image xlink:href="Pictures/10000000000000E1000000E1E729FDAA8F2E7E6D.jpg" xlink:type="simple" xlink:show="embed" xlink:actuate="onLoad">
            <text:p/>
          </draw:image>
        </draw:frame>
        <draw:frame draw:style-name="gr1" draw:text-style-name="P1" draw:layer="layout" svg:width="2.961cm" svg:height="2.961cm" svg:x="12.787cm" svg:y="9.044cm">
          <draw:image xlink:href="Pictures/1000000000000070000000707BD3B933E4C0FF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6.845cm" svg:height="6.55cm" svg:x="19.866cm" svg:y="6.226cm">
          <draw:image xlink:href="Pictures/10000000000001460000013864A2AFF856E27875.png" xlink:type="simple" xlink:show="embed" xlink:actuate="onLoad">
            <text:p/>
          </draw:image>
        </draw:frame>
        <draw:frame draw:style-name="gr1" draw:text-style-name="P1" draw:layer="layout" svg:width="7.139cm" svg:height="6.832cm" svg:x="10.995cm" svg:y="6.096cm">
          <draw:image xlink:href="Pictures/1000000000000146000001387845E2E890161C9F.png" xlink:type="simple" xlink:show="embed" xlink:actuate="onLoad">
            <text:p/>
          </draw:image>
        </draw:frame>
        <draw:frame draw:style-name="gr1" draw:text-style-name="P1" draw:layer="layout" svg:width="7.188cm" svg:height="6.858cm" svg:x="1.524cm" svg:y="6.096cm">
          <draw:image xlink:href="Pictures/100000000000028D0000026F2B5DF3A87A270CB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5T22:08:58.639521012</meta:creation-date>
    <dc:date>2019-02-05T22:29:06.584080432</dc:date>
    <meta:editing-duration>PT20M4S</meta:editing-duration>
    <meta:editing-cycles>10</meta:editing-cycles>
    <meta:generator>LibreOffice/5.1.6.2$Linux_X86_64 LibreOffice_project/10m0$Build-2</meta:generator>
    <meta:document-statistic meta:object-count="58"/>
  </office:meta>
</office:document-meta>
</file>